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1.9543in"/>
    </style:style>
    <style:style style:name="co6" style:family="table-column">
      <style:table-column-properties fo:break-before="auto" style:column-width="1.5693in"/>
    </style:style>
    <style:style style:name="co7" style:family="table-column">
      <style:table-column-properties fo:break-before="auto" style:column-width="1.4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4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068" calcext:value-type="currency">
            <text:p>$0.068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136" calcext:value-type="currency">
            <text:p>$0.13600</text:p>
          </table:table-cell>
          <table:table-cell office:value-type="string" calcext:value-type="string">
            <text:p>SW1,SW2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863-NS5B1G385DFT2G</text:p>
          </table:table-cell>
          <table:table-cell office:value-type="string" calcext:value-type="string">
            <text:p>NS5B1G385DFT2G</text:p>
          </table:table-cell>
          <table:table-cell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3795" calcext:value-type="currency">
            <text:p>$0.379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3795" calcext:value-type="currency">
            <text:p>$0.37950</text:p>
          </table:table-cell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97-12414-1-ND</text:p>
          </table:table-cell>
          <table:table-cell office:value-type="string" calcext:value-type="string">
            <text:p>TSV912IQ2T</text:p>
          </table:table-cell>
          <table:table-cell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2904" calcext:value-type="currency">
            <text:p>$0.290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2904" calcext:value-type="currency">
            <text:p>$0.29040</text:p>
          </table:table-cell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TC75W57FKTE85LFCT-ND</text:p>
          </table:table-cell>
          <table:table-cell office:value-type="string" calcext:value-type="string">
            <text:p>TC75W57FK</text:p>
          </table:table-cell>
          <table:table-cell/>
        </table:table-row>
        <table:table-row table:style-name="ro1">
          <table:table-cell office:value-type="string" calcext:value-type="string">
            <text:p>100pF chip cap</text:p>
          </table:table-cell>
          <table:table-cell table:style-name="ce1" office:value-type="currency" office:currency="USD" office:value="0.022" calcext:value-type="currency">
            <text:p>$0.022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44" calcext:value-type="currency">
            <text:p>$0.04400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6951-2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2K 5% resistors</text:p>
          </table:table-cell>
          <table:table-cell table:style-name="ce1" office:value-type="currency" office:currency="USD" office:value="0.0023" calcext:value-type="currency">
            <text:p>$0.0023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6]*[.B6]" office:value-type="currency" office:currency="USD" office:value="0.0092" calcext:value-type="currency">
            <text:p>$0.00920</text:p>
          </table:table-cell>
          <table:table-cell office:value-type="string" calcext:value-type="string">
            <text:p>R6,R7,R9,R10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398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 5% resistors</text:p>
          </table:table-cell>
          <table:table-cell table:style-name="ce1" office:value-type="currency" office:currency="USD" office:value="0.0023" calcext:value-type="currency">
            <text:p>$0.0023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7]*[.B7]" office:value-type="currency" office:currency="USD" office:value="0.0092" calcext:value-type="currency">
            <text:p>$0.00920</text:p>
          </table:table-cell>
          <table:table-cell office:value-type="string" calcext:value-type="string">
            <text:p>R3,R4,R5,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400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3"/>
          <table:table-cell table:style-name="ce1" table:formula="of:=SUM([.E2:.E7])" office:value-type="currency" office:currency="USD" office:value="0.8683" calcext:value-type="currency">
            <text:p>$0.8683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2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1]*[.B11]" office:value-type="currency" office:currency="USD" office:value="1.6226" calcext:value-type="currency">
            <text:p>$1.62260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68-1157-ND</text:p>
          </table:table-cell>
          <table:table-cell office:value-type="string" calcext:value-type="string">
            <text:p>FT240XQ</text:p>
          </table:table-cell>
          <table:table-cell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21" calcext:value-type="currency">
            <text:p>$0.0021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table:formula="of:=[.D12]*[.B12]" office:value-type="currency" office:currency="USD" office:value="0.0021" calcext:value-type="currency">
            <text:p>$0.00210</text:p>
          </table:table-cell>
          <table:table-cell office:value-type="string" calcext:value-type="string">
            <text:p>C3,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318-2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00341" calcext:value-type="currency">
            <text:p>$0.0034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table:formula="of:=[.D13]*[.B13]" office:value-type="currency" office:currency="USD" office:value="0.00341" calcext:value-type="currency">
            <text:p>$0.00341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276-6337-2-ND</text:p>
          </table:table-cell>
          <table:table-cell office:value-type="string" calcext:value-type="string">
            <text:p>CIM05U601NC</text:p>
          </table:table-cell>
          <table:table-cell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297" calcext:value-type="currency">
            <text:p>$0.029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0297" calcext:value-type="currency">
            <text:p>$0.0297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227" calcext:value-type="currency">
            <text:p>$0.00227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table:formula="of:=[.D15]*[.B15]" office:value-type="currency" office:currency="USD" office:value="0.00454" calcext:value-type="currency">
            <text:p>$0.00454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942-2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nF chip cap</text:p>
          </table:table-cell>
          <table:table-cell table:style-name="ce1" office:value-type="currency" office:currency="USD" office:value="0.00309" calcext:value-type="currency">
            <text:p>$0.003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6]*[.B16]" office:value-type="currency" office:currency="USD" office:value="0.00309" calcext:value-type="currency">
            <text:p>$0.0030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312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0233" calcext:value-type="currency">
            <text:p>$0.0023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7]*[.B17]" office:value-type="currency" office:currency="USD" office:value="0.00466" calcext:value-type="currency">
            <text:p>$0.00466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27 Ohm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7CECT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48" calcext:value-type="currency">
            <text:p>$0.48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8]*[.B18]" office:value-type="currency" office:currency="USD" office:value="0.48" calcext:value-type="currency">
            <text:p>$0.48000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931K-ND</text:p>
          </table:table-cell>
          <table:table-cell/>
          <table:table-cell office:value-type="string" calcext:value-type="string">
            <text:p>From Keystone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45" calcext:value-type="currency">
            <text:p>$1.45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1.45" calcext:value-type="currency">
            <text:p>$1.45000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 office:value-type="string" calcext:value-type="string">
            <text:p>From New Age Enclosures: Buy with USB-A opening!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office:value-type="currency" office:currency="USD" office:value="0.5" calcext:value-type="currency">
            <text:p>$0.50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0.5" calcext:value-type="currency">
            <text:p>$0.500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formula="of:=SUM([.E11:.E20])" office:value-type="currency" office:currency="USD" office:value="4.1001" calcext:value-type="currency">
            <text:p>$4.1001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Cost</text:p>
          </table:table-cell>
          <table:table-cell table:number-columns-repeated="3"/>
          <table:table-cell table:style-name="ce1" table:formula="of:=[.E21]+[.E8]" office:value-type="currency" office:currency="USD" office:value="4.9684" calcext:value-type="currency">
            <text:p>$4.96840</text:p>
          </table:table-cell>
          <table:table-cell table:style-name="Default"/>
          <table:table-cell table:number-columns-repeated="5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 style:data-style-name="N2" text:time-value="16:28:35.827073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0-13T16:32:28.260822965</dc:date>
    <meta:editing-duration>P2DT21H43M17S</meta:editing-duration>
    <meta:editing-cycles>38</meta:editing-cycles>
    <meta:generator>LibreOffice/4.2.6.3$Linux_X86_64 LibreOffice_project/420m0$Build-3</meta:generator>
    <meta:document-statistic meta:table-count="1" meta:cell-count="156" meta:object-count="0"/>
  </office:meta>
</office:document-meta>
</file>